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047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1.402in"/>
    </style:style>
    <style:style style:name="co5" style:family="table-column">
      <style:table-column-properties fo:break-before="auto" style:column-width="9.710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bold" style:font-name-asian="DejaVu Sans" style:font-weight-asian="bold" style:font-name-complex="DejaVu Sans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3" office:value-type="string">
            <text:p>NAVN</text:p>
          </table:table-cell>
          <table:table-cell table:style-name="ce3" office:value-type="string">
            <text:p>PIN I FFJ105-2</text:p>
          </table:table-cell>
          <table:table-cell table:style-name="ce3" office:value-type="string">
            <text:p>I/O set fra FFJ105-2</text:p>
          </table:table-cell>
          <table:table-cell table:style-name="ce3" office:value-type="string">
            <text:p>NOTES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>
            <text:p>MOTOR</text:p>
          </table:table-cell>
          <table:table-cell table:number-columns-repeated="4"/>
        </table:table-row>
        <table:table-row table:style-name="ro1">
          <table:table-cell table:style-name="ce2" office:value-type="string">
            <text:p>TÆNDING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Tænding #1</text:p>
          </table:table-cell>
          <table:table-cell office:value-type="string">
            <text:p>PIN 21</text:p>
          </table:table-cell>
          <table:table-cell office:value-type="string">
            <text:p>O</text:p>
          </table:table-cell>
          <table:table-cell office:value-type="string">
            <text:p>Trækker tændspole til GND (stelstyret)</text:p>
          </table:table-cell>
        </table:table-row>
        <table:table-row table:style-name="ro1">
          <table:table-cell/>
          <table:table-cell office:value-type="string">
            <text:p>Tænding #2</text:p>
          </table:table-cell>
          <table:table-cell office:value-type="string">
            <text:p>PIN 5</text:p>
          </table:table-cell>
          <table:table-cell office:value-type="string">
            <text:p>O</text:p>
          </table:table-cell>
          <table:table-cell table:style-name="ce4" office:value-type="string">
            <text:p>Trækker tændspole til GND (stelstyret)</text:p>
          </table:table-cell>
        </table:table-row>
        <table:table-row table:style-name="ro1">
          <table:table-cell/>
          <table:table-cell office:value-type="string">
            <text:p>Tænding #3</text:p>
          </table:table-cell>
          <table:table-cell office:value-type="string">
            <text:p>PIN 1</text:p>
          </table:table-cell>
          <table:table-cell office:value-type="string">
            <text:p>O</text:p>
          </table:table-cell>
          <table:table-cell table:style-name="ce4" office:value-type="string">
            <text:p>Trækker tændspole til GND (stelstyret)</text:p>
          </table:table-cell>
        </table:table-row>
        <table:table-row table:style-name="ro1">
          <table:table-cell/>
          <table:table-cell office:value-type="string">
            <text:p>Tænding #4</text:p>
          </table:table-cell>
          <table:table-cell office:value-type="string">
            <text:p>PIN 20</text:p>
          </table:table-cell>
          <table:table-cell office:value-type="string">
            <text:p>O</text:p>
          </table:table-cell>
          <table:table-cell table:style-name="ce4" office:value-type="string">
            <text:p>Trækker tændspole til GND (stelstyret)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>
            <text:p>DYSER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>
            <text:p>Dyse #1</text:p>
          </table:table-cell>
          <table:table-cell office:value-type="string">
            <text:p>PIN 33</text:p>
          </table:table-cell>
          <table:table-cell office:value-type="string">
            <text:p>O</text:p>
          </table:table-cell>
          <table:table-cell office:value-type="string">
            <text:p>Trækker dyse til GND (stelstyret), den anden pin i dyse stik skal til forsyning gennem relæ</text:p>
          </table:table-cell>
        </table:table-row>
        <table:table-row table:style-name="ro1">
          <table:table-cell/>
          <table:table-cell office:value-type="string">
            <text:p>Dyse #2</text:p>
          </table:table-cell>
          <table:table-cell office:value-type="string">
            <text:p>PIN 16</text:p>
          </table:table-cell>
          <table:table-cell office:value-type="string">
            <text:p>O</text:p>
          </table:table-cell>
          <table:table-cell table:style-name="ce4" office:value-type="string">
            <text:p>Trækker dyse til GND (stelstyret), den anden pin i dyse stik skal til forsyning gennem relæ</text:p>
          </table:table-cell>
        </table:table-row>
        <table:table-row table:style-name="ro1">
          <table:table-cell/>
          <table:table-cell table:style-name="ce4" office:value-type="string">
            <text:p>Dyse #3</text:p>
          </table:table-cell>
          <table:table-cell office:value-type="string">
            <text:p>PIN 17</text:p>
          </table:table-cell>
          <table:table-cell office:value-type="string">
            <text:p>O</text:p>
          </table:table-cell>
          <table:table-cell table:style-name="ce4" office:value-type="string">
            <text:p>Trækker dyse til GND (stelstyret), den anden pin i dyse stik skal til forsyning gennem relæ</text:p>
          </table:table-cell>
        </table:table-row>
        <table:table-row table:style-name="ro1">
          <table:table-cell/>
          <table:table-cell office:value-type="string">
            <text:p>Dyse #4</text:p>
          </table:table-cell>
          <table:table-cell office:value-type="string">
            <text:p>PIN 35</text:p>
          </table:table-cell>
          <table:table-cell office:value-type="string">
            <text:p>O</text:p>
          </table:table-cell>
          <table:table-cell table:style-name="ce4" office:value-type="string">
            <text:p>Trækker dyse til GND (stelstyret), den anden pin i dyse stik skal til forsyning gennem relæ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Relæ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zin Pumpe styring</text:p>
          </table:table-cell>
          <table:table-cell office:value-type="string">
            <text:p>PIN 3</text:p>
          </table:table-cell>
          <table:table-cell office:value-type="string">
            <text:p>O</text:p>
          </table:table-cell>
          <table:table-cell office:value-type="string">
            <text:p>Out til relæ, trækker relæ lavt når pumpe skal starte</text:p>
          </table:table-cell>
        </table:table-row>
        <table:table-row table:style-name="ro1">
          <table:table-cell/>
          <table:table-cell office:value-type="string">
            <text:p>Water fan</text:p>
          </table:table-cell>
          <table:table-cell office:value-type="string">
            <text:p>PIN 4</text:p>
          </table:table-cell>
          <table:table-cell office:value-type="string">
            <text:p>O</text:p>
          </table:table-cell>
          <table:table-cell office:value-type="string">
            <text:p>Out til relæ, trækker relæ lavt når blæser skal starte</text:p>
          </table:table-cell>
        </table:table-row>
        <table:table-row table:style-name="ro1">
          <table:table-cell/>
          <table:table-cell office:value-type="string">
            <text:p>Hoved relæ</text:p>
          </table:table-cell>
          <table:table-cell office:value-type="string">
            <text:p>PIN 36</text:p>
          </table:table-cell>
          <table:table-cell office:value-type="string">
            <text:p>O</text:p>
          </table:table-cell>
          <table:table-cell office:value-type="string">
            <text:p>Out til relæ, trækker relæ lavt når der skal være forsyning til dyser</text:p>
          </table:table-cell>
        </table:table-row>
        <table:table-row table:style-name="ro1">
          <table:table-cell table:style-name="ce3" office:value-type="string">
            <text:p>Forsyning til ECU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onstant 12 V (KL30)</text:p>
          </table:table-cell>
          <table:table-cell office:value-type="string">
            <text:p>PIN 18</text:p>
          </table:table-cell>
          <table:table-cell office:value-type="string">
            <text:p>I</text:p>
          </table:table-cell>
          <table:table-cell table:style-name="ce4" office:value-type="string">
            <text:p>Forsyning til ECU (&lt;150mA)</text:p>
          </table:table-cell>
        </table:table-row>
        <table:table-row table:style-name="ro1">
          <table:table-cell/>
          <table:table-cell office:value-type="string">
            <text:p>Dyse spænding (KL87)</text:p>
          </table:table-cell>
          <table:table-cell office:value-type="string">
            <text:p>PIN 37</text:p>
          </table:table-cell>
          <table:table-cell office:value-type="string">
            <text:p>I</text:p>
          </table:table-cell>
          <table:table-cell office:value-type="string">
            <text:p>Forsyning til ECU. Skal have samme forsyning som dyser, 12 V gennem relæ</text:p>
          </table:table-cell>
        </table:table-row>
        <table:table-row table:style-name="ro1">
          <table:table-cell table:style-name="ce3" office:value-type="string">
            <text:p>GND ECU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ND Karosseri (Ignition)</text:p>
          </table:table-cell>
          <table:table-cell office:value-type="string">
            <text:p>PIN 2</text:p>
          </table:table-cell>
          <table:table-cell office:value-type="string">
            <text:p><text:s/>-</text:p>
          </table:table-cell>
          <table:table-cell office:value-type="string">
            <text:p>GND Ignition, stor strøm</text:p>
          </table:table-cell>
        </table:table-row>
        <table:table-row table:style-name="ro1">
          <table:table-cell/>
          <table:table-cell office:value-type="string">
            <text:p>GND Karosseri (Injection)</text:p>
          </table:table-cell>
          <table:table-cell office:value-type="string">
            <text:p>PIN 14</text:p>
          </table:table-cell>
          <table:table-cell office:value-type="string">
            <text:p><text:s/>-</text:p>
          </table:table-cell>
          <table:table-cell office:value-type="string">
            <text:p>GND Injection, stor strøm</text:p>
          </table:table-cell>
        </table:table-row>
        <table:table-row table:style-name="ro1">
          <table:table-cell/>
          <table:table-cell office:value-type="string">
            <text:p>GND Følere</text:p>
          </table:table-cell>
          <table:table-cell office:value-type="string">
            <text:p>PIN 30</text:p>
          </table:table-cell>
          <table:table-cell office:value-type="string">
            <text:p><text:s/>-</text:p>
          </table:table-cell>
          <table:table-cell office:value-type="string">
            <text:p>GND Knock sensor</text:p>
          </table:table-cell>
        </table:table-row>
        <table:table-row table:style-name="ro1">
          <table:table-cell/>
          <table:table-cell table:style-name="ce4" office:value-type="string">
            <text:p>GND Følere</text:p>
          </table:table-cell>
          <table:table-cell office:value-type="string">
            <text:p>PIN 31</text:p>
          </table:table-cell>
          <table:table-cell office:value-type="string">
            <text:p><text:s/>-</text:p>
          </table:table-cell>
          <table:table-cell office:value-type="string">
            <text:p>GND Cam sensor</text:p>
          </table:table-cell>
        </table:table-row>
        <table:table-row table:style-name="ro1">
          <table:table-cell/>
          <table:table-cell table:style-name="ce4" office:value-type="string">
            <text:p>GND Følere</text:p>
          </table:table-cell>
          <table:table-cell office:value-type="string">
            <text:p>PIN 48</text:p>
          </table:table-cell>
          <table:table-cell office:value-type="string">
            <text:p><text:s/>-</text:p>
          </table:table-cell>
          <table:table-cell office:value-type="string">
            <text:p>GND Crank sensor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>
            <text:p>Signaler til ECU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ænding 12 V (KL15)</text:p>
          </table:table-cell>
          <table:table-cell office:value-type="string">
            <text:p>PIN 27</text:p>
          </table:table-cell>
          <table:table-cell office:value-type="string">
            <text:p>I</text:p>
          </table:table-cell>
          <table:table-cell office:value-type="string">
            <text:p>Tændingssignal til ECU. Hvis høj vil dyser / tændspoler være aktive. Kan bruges til at “slukke” bilen gennem ECU'en, soft nødstop kan derfor afbryde her.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09/20/2011</text:date>, <text:time>21:2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ss </meta:initial-creator>
    <meta:creation-date>2011-09-20T19:11:56</meta:creation-date>
    <dc:date>2011-09-20T21:28:03</dc:date>
    <dc:creator>css </dc:creator>
    <meta:editing-duration>PT02H16M08S</meta:editing-duration>
    <meta:editing-cycles>17</meta:editing-cycles>
    <meta:generator>OpenOffice.org/3.2$Linux OpenOffice.org_project/320m12$Build-9483</meta:generator>
    <meta:document-statistic meta:table-count="3" meta:cell-count="87" meta:object-count="0"/>
  </office:meta>
</office:document-meta>
</file>